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'Helvetica Neue', Helvetica, sans-serif"/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e14cc" officeooo:paragraph-rsid="001e14cc"/>
    </style:style>
    <style:style style:name="P2" style:family="paragraph" style:parent-style-name="Standard">
      <style:paragraph-properties fo:line-height="150%"/>
      <style:text-properties officeooo:rsid="0020286b" officeooo:paragraph-rsid="0020286b"/>
    </style:style>
    <style:style style:name="P3" style:family="paragraph" style:parent-style-name="Standard">
      <style:paragraph-properties fo:line-height="150%"/>
      <style:text-properties officeooo:rsid="0021447f" officeooo:paragraph-rsid="0021447f"/>
    </style:style>
    <style:style style:name="P4" style:family="paragraph" style:parent-style-name="Standard">
      <style:paragraph-properties fo:line-height="150%" fo:text-align="center" style:justify-single-word="false"/>
      <style:text-properties officeooo:rsid="0022451f" officeooo:paragraph-rsid="0022451f"/>
    </style:style>
    <style:style style:name="P5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22451f" officeooo:paragraph-rsid="0022451f" style:font-weight-asian="bold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weight="normal" officeooo:rsid="0022451f" officeooo:paragraph-rsid="0022451f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weight="normal" officeooo:rsid="0023bc9e" officeooo:paragraph-rsid="0023bc9e"/>
    </style:style>
    <style:style style:name="T1" style:family="text">
      <style:text-properties fo:font-variant="normal" fo:text-transform="none" fo:color="#333333" style:font-name="Open Sans" fo:font-size="10.5pt" fo:letter-spacing="normal" fo:font-style="normal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bold"/>
    </style:style>
    <style:style style:name="T3" style:family="text">
      <style:text-properties fo:font-variant="normal" fo:text-transform="none" fo:color="#333333" style:font-name="Liberation Serif" fo:font-size="10.5pt" fo:letter-spacing="normal" fo:font-style="normal" fo:font-weight="bold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officeooo:rsid="0022451f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fo:font-size="10.5pt" fo:letter-spacing="normal" fo:font-style="normal"/>
    </style:style>
    <style:style style:name="T8" style:family="text">
      <style:text-properties fo:font-variant="normal" fo:text-transform="none" fo:color="#333333" fo:letter-spacing="normal" fo:font-style="normal"/>
    </style:style>
    <style:style style:name="T9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10" style:family="text">
      <style:text-properties officeooo:rsid="0020286b"/>
    </style:style>
    <style:style style:name="T11" style:family="text">
      <style:text-properties officeooo:rsid="0021447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officeooo:rsid="0022451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zalee McAlpine</text:p>
      <text:p text:style-name="P3">Biology 322 Quiz</text:p>
      <text:p text:style-name="P4">ERK Pathways</text:p>
      <text:p text:style-name="P1"/>
      <text:p text:style-name="P1"><text:tab/>The pathway that these four proteins appear in are the ERK pathway. In order to understand how these proteins are related we must first understand what each protein does. The c-RAF initiates a MPAK cascade in the phosphorylation of MEK1 and 2. <text:span text:style-name="T10">The son of sevenless is a molecular switch that binds to downstream effectors such as c-raf and localize them to the membrane resulting in the c-raf activation. MEK1 is a dual-specificity protein kinase which is phosphorylated and <text:s/>and actived by c-RAF. <text:s/>RAS activates the C-RAF kinase, it also binds and can hydrolyze GTP.</text:span></text:p>
      <text:p text:style-name="P2">The order in which these proteins appear in the ERK pathway are RAS, Son of Sevenless, C-RAF, and MEK1 and 2. The <text:span text:style-name="T11">ERK pathway can be activated in response to growth factors and cytokines.</text:span></text:p>
      <text:p text:style-name="P2"/>
      <text:p text:style-name="P5">Sources</text:p>
      <text:list xml:id="list3962836476933590777" text:style-name="L1">
        <text:list-item>
          <text:p text:style-name="P6"><text:span text:style-name="T5">The ERK Signal Transduction Pathway. (n.d.). Retrieved April 02, 2018, from </text:span><text:a xlink:type="simple" xlink:href="https://www.rndsystems.com/resources/articles/erk-signal-transduction-pathway#Downstream" text:style-name="Internet_20_link" text:visited-style-name="Visited_20_Internet_20_Link">https://www.rndsystems.com/resources/articles/erk-signal-transduction-pathway#Downstream</text:a></text:p>
        </text:list-item>
        <text:list-item>
          <text:p text:style-name="P6"><text:span text:style-name="T5">Database, G. (n.d.). RAF1 Gene(Protein Coding). Retrieved April 02, 2018, from </text:span><text:a xlink:type="simple" xlink:href="http://www.genecards.org/cgi-bin/carddisp.pl?gene=RAF1" text:style-name="Internet_20_link" text:visited-style-name="Visited_20_Internet_20_Link">http://www.genecards.org/cgi-bin/carddisp.pl?gene=RAF1</text:a></text:p>
        </text:list-item>
        <text:list-item>
          <text:p text:style-name="P7"><text:span text:style-name="T5">Yao, Zhong &amp; Seger, Rony. (2004). The molecular mechanism of MAPK/ERK inactivation. Current Genomics. 5. 385-393. 10.2174/1389202043349309. </text:span></text:p>
        </text:list-item>
        <text:list-item>
          <text:p text:style-name="P7"><text:span text:style-name="T5">European Bioinformatics InstituteProtein Information ResourceSIB Swiss Institute of Bioinformatics. (2018, March 28). RAF proto-oncogene serine/threonine-protein kinase. Retrieved April 02, 2018, from https://www.uniprot.org/uniprot/P0404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'Helvetica Neue', Helvetica, sans-serif"/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3:04:02.908753551</meta:creation-date>
    <dc:date>2018-04-06T16:24:08.999373727</dc:date>
    <meta:editing-duration>PT1H15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04" meta:character-count="1489" meta:non-whitespace-character-count="1295"/>
  </office:meta>
</office:document-meta>
</file>